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 table:number-columns-repeated="13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5:22:40.5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3T15:26:22.857000000</dc:date>
    <meta:editing-duration>P3DT10H48M48S</meta:editing-duration>
    <meta:editing-cycles>1399</meta:editing-cycles>
    <meta:document-statistic meta:table-count="2" meta:cell-count="6545" meta:object-count="0"/>
  </office:meta>
</office:document-meta>
</file>